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n>1</mn>
        <mrow>
          <mn>2</mn>
          <mi>m</mi>
        </mrow>
      </mfrac>
      <mi/>
      <mfenced open="(" close=")">
        <mrow>
          <msubsup>
            <mi>p</mi>
            <mi>r</mi>
            <mn>2</mn>
          </msubsup>
          <mrow>
            <mi/>
            <mo stretchy="false">+</mo>
            <mi/>
          </mrow>
          <mfrac>
            <mn>1</mn>
            <msup>
              <mi>r</mi>
              <mn>2</mn>
            </msup>
          </mfrac>
          <msup>
            <mrow>
              <mstyle mathvariant="bold">
                <mrow>
                  <mi>L</mi>
                </mrow>
              </mstyle>
            </mrow>
            <mn>2</mn>
          </msup>
        </mrow>
      </mfenced>
      <mrow>
        <mi/>
        <mo stretchy="false">+</mo>
        <mi/>
      </mrow>
      <mi>V</mi>
      <mrow>
        <mo stretchy="false">(</mo>
        <mrow>
          <mi>r</mi>
        </mrow>
        <mo stretchy="false">)</mo>
      </mrow>
      <mi/>
      <mrow>
        <mo stretchy="false">(</mo>
        <mrow>
          <mrow>
            <mi>r</mi>
            <mo stretchy="false">≠</mo>
            <mn>0</mn>
          </mrow>
        </mrow>
        <mo stretchy="false">)</mo>
      </mrow>
    </mrow>
    <annotation encoding="StarMath 5.0">H ~=~ 1 over {2 m} ` 
left ( 
 p _r ^2 ~+~ 1 over r ^2 {bold L} ^2 
right ) 
~+~ V (r) ~~~ (r &lt;&gt; 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36:53.832000000</meta:creation-date>
    <meta:generator>LibreOffice/4.1.4.2$Windows_x86 LibreOffice_project/0a0440ccc0227ad9829de5f46be37cfb6edcf72</meta:generator>
  </office:meta>
</office:document-meta>
</file>